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77F00000438D23C7F824114B3A5.png" manifest:media-type="image/png"/>
  <manifest:file-entry manifest:full-path="Pictures/1000000000000272000001FE7EA08A8E46970676.png" manifest:media-type="image/png"/>
  <manifest:file-entry manifest:full-path="Pictures/1000000000000272000001725FFA5395FF9BFAD1.png" manifest:media-type="image/png"/>
  <manifest:file-entry manifest:full-path="Pictures/10000000000003D100000204D64766D9A800212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3"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6"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8"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49" style:family="paragraph" style:parent-style-name="Standard">
      <style:text-properties officeooo:rsid="0009b07c" officeooo:paragraph-rsid="0009b07c"/>
    </style:style>
    <style:style style:name="P50" style:family="paragraph" style:parent-style-name="Standard">
      <style:text-properties officeooo:rsid="000d51a0" officeooo:paragraph-rsid="000d51a0"/>
    </style:style>
    <style:style style:name="P51" style:family="paragraph" style:parent-style-name="Standard">
      <style:text-properties officeooo:rsid="000d51a0" officeooo:paragraph-rsid="000f335c"/>
    </style:style>
    <style:style style:name="P52" style:family="paragraph" style:parent-style-name="Standard">
      <style:text-properties officeooo:rsid="000d51a0" officeooo:paragraph-rsid="0034fbfb"/>
    </style:style>
    <style:style style:name="P53" style:family="paragraph" style:parent-style-name="Standard">
      <style:text-properties officeooo:rsid="000f335c" officeooo:paragraph-rsid="000f335c"/>
    </style:style>
    <style:style style:name="P54" style:family="paragraph" style:parent-style-name="Standard">
      <style:text-properties officeooo:paragraph-rsid="000f335c"/>
    </style:style>
    <style:style style:name="P55" style:family="paragraph" style:parent-style-name="Standard">
      <style:text-properties officeooo:paragraph-rsid="000d51a0"/>
    </style:style>
    <style:style style:name="P56" style:family="paragraph" style:parent-style-name="Standard">
      <style:text-properties officeooo:rsid="0010f49e" officeooo:paragraph-rsid="0010f49e"/>
    </style:style>
    <style:style style:name="P57" style:family="paragraph" style:parent-style-name="Standard">
      <style:text-properties officeooo:rsid="0011dbc5" officeooo:paragraph-rsid="0011dbc5"/>
    </style:style>
    <style:style style:name="P58" style:family="paragraph" style:parent-style-name="Standard">
      <style:text-properties officeooo:rsid="00144496" officeooo:paragraph-rsid="00144496"/>
    </style:style>
    <style:style style:name="P59" style:family="paragraph" style:parent-style-name="Standard">
      <style:text-properties officeooo:rsid="0014edce" officeooo:paragraph-rsid="0014edce"/>
    </style:style>
    <style:style style:name="P60" style:family="paragraph" style:parent-style-name="Standard">
      <style:text-properties fo:font-size="18pt" officeooo:rsid="000f335c" officeooo:paragraph-rsid="000f335c" style:font-size-asian="18pt" style:font-size-complex="18pt"/>
    </style:style>
    <style:style style:name="P61" style:family="paragraph" style:parent-style-name="Standard">
      <style:text-properties officeooo:rsid="00162cd2" officeooo:paragraph-rsid="00162cd2"/>
    </style:style>
    <style:style style:name="P62" style:family="paragraph" style:parent-style-name="Standard">
      <style:text-properties officeooo:rsid="0017b296" officeooo:paragraph-rsid="0017b296"/>
    </style:style>
    <style:style style:name="P63" style:family="paragraph" style:parent-style-name="Standard">
      <style:text-properties fo:font-weight="bold" officeooo:rsid="001edc08" officeooo:paragraph-rsid="001edc08" style:font-weight-asian="bold" style:font-weight-complex="bold"/>
    </style:style>
    <style:style style:name="P64" style:family="paragraph" style:parent-style-name="Standard">
      <style:text-properties fo:font-weight="bold" officeooo:rsid="001b76a4" officeooo:paragraph-rsid="001b76a4" style:font-weight-asian="bold" style:font-weight-complex="bold"/>
    </style:style>
    <style:style style:name="P65" style:family="paragraph" style:parent-style-name="Standard">
      <style:text-properties fo:font-weight="bold" officeooo:rsid="001f7c08" officeooo:paragraph-rsid="001f7c08" style:font-weight-asian="bold" style:font-weight-complex="bold"/>
    </style:style>
    <style:style style:name="P66" style:family="paragraph" style:parent-style-name="Standard">
      <style:text-properties officeooo:rsid="001b76a4" officeooo:paragraph-rsid="001b76a4"/>
    </style:style>
    <style:style style:name="P67" style:family="paragraph" style:parent-style-name="Standard">
      <style:text-properties officeooo:rsid="001edc08" officeooo:paragraph-rsid="001edc08"/>
    </style:style>
    <style:style style:name="P68" style:family="paragraph" style:parent-style-name="Standard">
      <style:text-properties officeooo:rsid="002cef1a" officeooo:paragraph-rsid="002cef1a"/>
    </style:style>
    <style:style style:name="P69" style:family="paragraph" style:parent-style-name="Standard">
      <style:text-properties style:font-name="Jetbrains Mono" fo:font-size="9pt" officeooo:rsid="002cef1a" officeooo:paragraph-rsid="002cef1a" style:font-size-asian="9pt" style:font-size-complex="9pt"/>
    </style:style>
    <style:style style:name="P70" style:family="paragraph" style:parent-style-name="Standard">
      <style:text-properties style:font-name="Jetbrains Mono" fo:font-size="9pt" officeooo:rsid="002e3e0f" officeooo:paragraph-rsid="002e3e0f" style:font-size-asian="9pt" style:font-size-complex="9pt"/>
    </style:style>
    <style:style style:name="P71" style:family="paragraph" style:parent-style-name="Standard">
      <style:text-properties officeooo:rsid="002e3e0f" officeooo:paragraph-rsid="002e3e0f"/>
    </style:style>
    <style:style style:name="P72" style:family="paragraph" style:parent-style-name="Standard">
      <style:text-properties officeooo:rsid="002e3e0f" officeooo:paragraph-rsid="002e6a5d"/>
    </style:style>
    <style:style style:name="P73" style:family="paragraph" style:parent-style-name="Standard">
      <style:text-properties officeooo:paragraph-rsid="002e3e0f"/>
    </style:style>
    <style:style style:name="P74" style:family="paragraph" style:parent-style-name="Standard">
      <style:text-properties officeooo:rsid="002e6a5d" officeooo:paragraph-rsid="002e6a5d"/>
    </style:style>
    <style:style style:name="P75" style:family="paragraph" style:parent-style-name="Standard">
      <style:text-properties fo:font-style="italic" officeooo:rsid="002e3e0f" officeooo:paragraph-rsid="002e3e0f" style:font-style-asian="italic" style:font-style-complex="italic"/>
    </style:style>
    <style:style style:name="P76" style:family="paragraph" style:parent-style-name="Standard">
      <style:paragraph-properties fo:break-before="page"/>
      <style:text-properties officeooo:paragraph-rsid="0009b07c"/>
    </style:style>
    <style:style style:name="P77" style:family="paragraph" style:parent-style-name="Standard">
      <style:paragraph-properties fo:break-before="page"/>
      <style:text-properties officeooo:paragraph-rsid="000f335c"/>
    </style:style>
    <style:style style:name="P78" style:family="paragraph" style:parent-style-name="Standard">
      <style:paragraph-properties fo:break-before="page"/>
      <style:text-properties officeooo:rsid="000d51a0" officeooo:paragraph-rsid="000f335c"/>
    </style:style>
    <style:style style:name="P79"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0"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81" style:family="paragraph" style:parent-style-name="Text_20_body">
      <style:text-properties officeooo:rsid="0017b296" officeooo:paragraph-rsid="0017b296"/>
    </style:style>
    <style:style style:name="P82" style:family="paragraph" style:parent-style-name="Heading_20_2">
      <style:paragraph-properties fo:break-before="page"/>
    </style:style>
    <style:style style:name="P83" style:family="paragraph" style:parent-style-name="Standard" style:list-style-name="L1">
      <style:text-properties officeooo:paragraph-rsid="0006a602"/>
    </style:style>
    <style:style style:name="P84" style:family="paragraph" style:parent-style-name="Standard" style:list-style-name="L1">
      <style:text-properties officeooo:rsid="0006a602" officeooo:paragraph-rsid="0006a602"/>
    </style:style>
    <style:style style:name="P85" style:family="paragraph" style:parent-style-name="Standard" style:list-style-name="L1">
      <style:text-properties style:text-underline-style="solid" style:text-underline-width="auto" style:text-underline-color="font-color" officeooo:rsid="0006a602" officeooo:paragraph-rsid="0006a602"/>
    </style:style>
    <style:style style:name="P86" style:family="paragraph" style:parent-style-name="Standard" style:list-style-name="L1">
      <style:text-properties officeooo:rsid="0006a784" officeooo:paragraph-rsid="0006a784"/>
    </style:style>
    <style:style style:name="P87" style:family="paragraph" style:parent-style-name="Standard" style:list-style-name="L1">
      <style:text-properties officeooo:rsid="000934ad" officeooo:paragraph-rsid="000934ad"/>
    </style:style>
    <style:style style:name="P88" style:family="paragraph" style:parent-style-name="Standard" style:list-style-name="L1">
      <style:text-properties officeooo:rsid="0006ea01" officeooo:paragraph-rsid="0006ea01"/>
    </style:style>
    <style:style style:name="P89" style:family="paragraph" style:parent-style-name="Standard" style:list-style-name="L2">
      <style:text-properties officeooo:paragraph-rsid="000a3f90"/>
    </style:style>
    <style:style style:name="P9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9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92"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9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94"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95"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9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f0d82" officeooo:paragraph-rsid="004f0d82" style:font-style-asian="normal" style:font-weight-asian="normal" style:font-style-complex="normal" style:font-weight-complex="normal"/>
    </style:style>
    <style:style style:name="P97" style:family="paragraph" style:parent-style-name="Standard" style:list-style-name="L2">
      <style:text-properties officeooo:rsid="000b5e49" officeooo:paragraph-rsid="000b5e49"/>
    </style:style>
    <style:style style:name="P98" style:family="paragraph" style:parent-style-name="Standard" style:list-style-name="L3">
      <style:text-properties officeooo:paragraph-rsid="000d51a0"/>
    </style:style>
    <style:style style:name="P99" style:family="paragraph" style:parent-style-name="Standard" style:list-style-name="L4">
      <style:text-properties officeooo:rsid="0011dbc5" officeooo:paragraph-rsid="0011dbc5"/>
    </style:style>
    <style:style style:name="P100" style:family="paragraph" style:parent-style-name="Standard" style:list-style-name="L4">
      <style:text-properties fo:font-weight="bold" officeooo:rsid="0011dbc5" officeooo:paragraph-rsid="0011dbc5" style:font-weight-asian="bold" style:font-weight-complex="bold"/>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10f49e"/>
    </style:style>
    <style:style style:name="T25" style:family="text">
      <style:text-properties officeooo:rsid="0011c19f"/>
    </style:style>
    <style:style style:name="T26" style:family="text">
      <style:text-properties officeooo:rsid="00144496"/>
    </style:style>
    <style:style style:name="T27" style:family="text">
      <style:text-properties officeooo:rsid="0017b296"/>
    </style:style>
    <style:style style:name="T28" style:family="text">
      <style:text-properties officeooo:rsid="0019b22b"/>
    </style:style>
    <style:style style:name="T29" style:family="text">
      <style:text-properties fo:color="#cc7832" loext:opacity="100%" style:font-name="JetBrains Mono" fo:font-size="9pt" fo:font-style="normal" fo:font-weight="normal" style:font-size-asian="9pt" style:font-style-asian="normal" style:font-weight-asian="normal"/>
    </style:style>
    <style:style style:name="T30" style:family="text">
      <style:text-properties fo:color="#a9b7c6" loext:opacity="100%" style:font-name="JetBrains Mono" fo:font-size="9pt" fo:font-style="normal" fo:font-weight="normal" style:font-size-asian="9pt" style:font-style-asian="normal" style:font-weight-asian="normal"/>
    </style:style>
    <style:style style:name="T31" style:family="text">
      <style:text-properties fo:color="#808080" loext:opacity="100%" style:font-name="JetBrains Mono" fo:font-size="9pt" fo:font-style="normal" fo:font-weight="normal" style:font-size-asian="9pt" style:font-style-asian="normal" style:font-weight-asian="normal"/>
    </style:style>
    <style:style style:name="T32" style:family="text">
      <style:text-properties fo:color="#8888c6" loext:opacity="100%" style:font-name="JetBrains Mono" fo:font-size="9pt" fo:font-style="normal" fo:font-weight="normal" style:font-size-asian="9pt" style:font-style-asian="normal" style:font-weight-asian="normal"/>
    </style:style>
    <style:style style:name="T33" style:family="text">
      <style:text-properties fo:color="#6a8759" loext:opacity="100%" style:font-name="JetBrains Mono" fo:font-size="9pt" fo:font-style="normal" fo:font-weight="normal" style:font-size-asian="9pt" style:font-style-asian="normal" style:font-weight-asian="normal"/>
    </style:style>
    <style:style style:name="T34" style:family="text">
      <style:text-properties officeooo:rsid="002e3e0f"/>
    </style:style>
    <style:style style:name="T35" style:family="text">
      <style:text-properties fo:font-style="italic" style:font-style-asian="italic" style:font-style-complex="italic"/>
    </style:style>
    <style:style style:name="T36" style:family="text">
      <style:text-properties officeooo:rsid="002e6a5d"/>
    </style:style>
    <style:style style:name="T37" style:family="text">
      <style:text-properties style:font-name="Liberation Mono" fo:font-size="9pt" style:font-size-asian="9pt" style:font-size-complex="9pt"/>
    </style:style>
    <style:style style:name="T38" style:family="text">
      <style:text-properties officeooo:rsid="004071ab"/>
    </style:style>
    <style:style style:name="T39" style:family="text">
      <style:text-properties officeooo:rsid="00413f69"/>
    </style:style>
    <style:style style:name="T40" style:family="text">
      <style:text-properties officeooo:rsid="0046abe8"/>
    </style:style>
    <style:style style:name="T41" style:family="text">
      <style:text-properties officeooo:rsid="0047a45f"/>
    </style:style>
    <style:style style:name="T42" style:family="text">
      <style:text-properties officeooo:rsid="00491f0b"/>
    </style:style>
    <style:style style:name="T43" style:family="text">
      <style:text-properties officeooo:rsid="004c7f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5 principales referentes del análisis de mercados → Dow, Gann, Elliot y Merrill</text:p>
      <text:p text:style-name="P2"/>
      <text:p text:style-name="P2"/>
      <text:p text:style-name="P2">CHARLES DOW, <text:span text:style-name="T22">nació</text:span> en 1851. <text:span text:style-name="T9">Fue el fundador del periódico The Wall Street Journal.</text:span></text:p>
      <text:list xml:id="list2443947927" text:style-name="L1">
        <text:list-header>
          <text:p text:style-name="P84"/>
        </text:list-header>
        <text:list-item>
          <text:p text:style-name="P84">Análisis de máximos y mínimos de las fluctuaciones, para intentar predecir la dirección del mercado.</text:p>
          <text:p text:style-name="P83"/>
        </text:list-item>
        <text:list-item>
          <text:p text:style-name="P83"><text:span text:style-name="T1">IMPORTANTE: ver dichos máximos y mínimos con respecto a los máximos y mínimos anteriores. → <text:tab/>APRENDER A LEER GRAFICO DE TRADING. </text:span><text:span text:style-name="T2">PUNTO 4</text:span></text:p>
          <text:p text:style-name="P83"/>
        </text:list-item>
        <text:list-item>
          <text:p text:style-name="P85"><text:span text:style-name="T2">TEORÍA DE DOW. </text:span>6 principios:</text:p>
        </text:list-item>
      </text:list>
      <text:p text:style-name="P2"/>
      <text:list xml:id="list113315624451931" text:continue-numbering="true" text:style-name="L1">
        <text:list-item>
          <text:list>
            <text:list-item>
              <text:p text:style-name="P84">Cualquier acontecimiento externo se ve en el gráfico.</text:p>
            </text:list-item>
          </text:list>
        </text:list-item>
      </text:list>
      <text:p text:style-name="P1"/>
      <text:list xml:id="list113313986840598" text:continue-numbering="true" text:style-name="L1">
        <text:list-item>
          <text:list>
            <text:list-item>
              <text:p text:style-name="P84">Mercado tiene 3 tendencias:</text:p>
              <text:list>
                <text:list-item>
                  <text:p text:style-name="P84">Primaria (largo plazo, entre 1 y 3 años)</text:p>
                </text:list-item>
                <text:list-item>
                  <text:p text:style-name="P84">Secundaria (medio plazo, entre 3 semanas y 3 meses)</text:p>
                </text:list-item>
                <text:list-item>
                  <text:p text:style-name="P84">Terciaria <text:span text:style-name="T21">o menor </text:span>(corto plazo, &lt; 3 semanas) </text:p>
                </text:list-item>
              </text:list>
            </text:list-item>
          </text:list>
        </text:list-item>
      </text:list>
      <text:p text:style-name="P2"/>
      <text:list xml:id="list113314459832415" text:continue-numbering="true" text:style-name="L1">
        <text:list-item>
          <text:list>
            <text:list-item>
              <text:p text:style-name="P83"><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84"><text:span text:style-name="T2">Tend. Prim. A</text:span>lcista →<text:span text:style-name="T2"> acumulación – tendencia – distribución</text:span></text:p>
                </text:list-item>
                <text:list-item>
                  <text:p text:style-name="P86">Tend. Prim. Bajista → acumulación – tendencia – pánico</text:p>
                </text:list-item>
              </text:list>
            </text:list-item>
          </text:list>
        </text:list-item>
      </text:list>
      <text:p text:style-name="P3"/>
      <text:list xml:id="list113314245209251" text:continue-numbering="true" text:style-name="L1">
        <text:list-item>
          <text:list>
            <text:list-item>
              <text:p text:style-name="P86">Volumen de negociación confirma la tendencia</text:p>
            </text:list-item>
          </text:list>
          <text:p text:style-name="P86"/>
          <text:list text:continue-numbering="true">
            <text:list-header>
              <text:p text:style-name="P87"><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87">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113314250882161" text:continue-numbering="true" text:style-name="L1">
        <text:list-item>
          <text:list>
            <text:list-item>
              <text:list>
                <text:list-item>
                  <text:p text:style-name="P86">Alcista: Si el precio sube, el volumen aumenta. Si el precio baja, el volumen disminuye.</text:p>
                </text:list-item>
                <text:list-item>
                  <text:p text:style-name="P86">Bajista: Si el precio sube, volumen baja. Si el precio baja, volumen aumenta.</text:p>
                </text:list-item>
              </text:list>
            </text:list-item>
          </text:list>
        </text:list-item>
      </text:list>
      <text:p text:style-name="P3"/>
      <text:list xml:id="list113313721915281" text:continue-numbering="true" text:style-name="L1">
        <text:list-item>
          <text:list>
            <text:list-item>
              <text:p text:style-name="P86">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113314109221479" text:continue-numbering="true" text:style-name="L1">
        <text:list-item>
          <text:list>
            <text:list-item>
              <text:p text:style-name="P86">Vigencia de la tendencia actual hasta que se demuestre el cambio.</text:p>
              <text:p text:style-name="P86"/>
            </text:list-item>
          </text:list>
        </text:list-item>
      </text:list>
      <text:p text:style-name="P3"/>
      <text:list xml:id="list113315697424742" text:continue-numbering="true" text:style-name="L1">
        <text:list-item>
          <text:p text:style-name="P86">ESCENARIOS ALCISTAS Y BAJISTAS. <text:s/>MERCADOS EN CONSOLIDACIÓN</text:p>
          <text:p text:style-name="P86"/>
          <text:list>
            <text:list-item>
              <text:p text:style-name="P86">Máximos más altos, mínimos más altos → mercado/tendencia alcista</text:p>
              <text:p text:style-name="P86"/>
            </text:list-item>
            <text:list-item>
              <text:p text:style-name="P86">Máximos más bajos, mínimos más bajos → mercado/tendencia bajista</text:p>
              <text:p text:style-name="P86"><text:soft-page-break/></text:p>
            </text:list-item>
            <text:list-item>
              <text:p text:style-name="P86">Mercado lateral o de consolidación, no ocurre ni a ni b.</text:p>
            </text:list-item>
          </text:list>
        </text:list-item>
      </text:list>
      <text:p text:style-name="P3"/>
      <text:p text:style-name="P3"/>
      <text:list xml:id="list113314466485100" text:continue-numbering="true" text:style-name="L1">
        <text:list-item>
          <text:p text:style-name="P88">SOPORTE O RESISTENCIA (zonas). <text:s/>Sirven para ver cuándo el mercado las “rompe”, buena opción para entrada a operar. Dan lugar a nuevas tendencias. PREDICE LA TENDENCIA DEL MERCADO (INDICA PUNTOS EXACTOS DE ENTRADA)</text:p>
          <text:p text:style-name="P88"/>
        </text:list-item>
      </text:list>
      <text:p text:style-name="P8"/>
      <text:list xml:id="list113313794532455" text:continue-numbering="true" text:style-name="L1">
        <text:list-item>
          <text:p text:style-name="P88">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76"><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4"/>
      <text:list xml:id="list1186354871" text:style-name="L2">
        <text:list-item>
          <text:p text:style-name="P89"><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90"/>
            </text:list-header>
            <text:list-item>
              <text:p text:style-name="P90">Determine la posición actual y la tendencia futura probable del mercado.</text:p>
              <text:p text:style-name="P90">Consolidado o en tendencia? Evaluación del mercado para futura tendencia (futuro cercano) Toma de decisiones a largo o corto plazo.</text:p>
              <text:p text:style-name="P90"/>
            </text:list-item>
            <text:list-item>
              <text:p text:style-name="P90">Seleccione acciones en armonía con la tendencia. En alcista, elegir acciones más fuertes que el mercado (mayores aumentos porcentuales que el mercado durante los repuntes y menores disminuciones durante las reacciones). Lo contrario para bajista.</text:p>
              <text:p text:style-name="P90"/>
            </text:list-item>
            <text:list-item>
              <text:p text:style-name="P90">Seleccione acciones con una “causa” que iguale o exceda su objetivo mínimo.</text:p>
              <text:p text:style-name="P90">Ley de Wyckoff de “Causa y Efecto”. Proyecciones P&amp;F (punto y figura).</text:p>
              <text:p text:style-name="P91">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91"/>
            </text:list-item>
            <text:list-item>
              <text:p text:style-name="P91">Disponibilidad de acciones. </text:p>
              <text:p text:style-name="P91"/>
            </text:list-item>
            <text:list-item>
              <text:p text:style-name="P91">Elección de activo para operar. Escoger el activo que va en armonía con el mercado general. (más probabilidades de éxito).</text:p>
            </text:list-item>
          </text:list>
        </text:list-item>
      </text:list>
      <text:p text:style-name="P15"/>
      <text:p text:style-name="P15"/>
      <text:list xml:id="list113314415348708" text:continue-numbering="true" text:style-name="L2">
        <text:list-item>
          <text:p text:style-name="P92">Ciclo de precios en la teoría de Wyckoff.</text:p>
          <text:p text:style-name="P97"><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92"/>
        </text:list-item>
        <text:list-item>
          <text:p text:style-name="P92">Las 3 leyes del método Wyckoff:</text:p>
          <text:list>
            <text:list-header>
              <text:p text:style-name="P92"/>
            </text:list-header>
            <text:list-item>
              <text:p text:style-name="P92">Oferta y demanda: Demanda mayor que la oferta, el precio sube, al contrario, el precio baja. El trader/analista debe estudiar el equilibrio oferta/demanda comparando velas de precio y volumen.</text:p>
              <text:p text:style-name="P92"/>
            </text:list-item>
            <text:list-item>
              <text:p text:style-name="P92">Causa y efecto: La causa se mide mediante el recuento de volumen en un gráfico. El efecto es la distancia que se mueve el precio correspondiente a dicha causa.</text:p>
              <text:p text:style-name="P92"/>
            </text:list-item>
            <text:list-item>
              <text:p text:style-name="P92">Esfuerzo y resultado: Proporciona una advertencia de un posible cambio de tendencia en un futuro cercano.</text:p>
            </text:list-item>
          </text:list>
        </text:list-item>
      </text:list>
      <text:p text:style-name="P16"/>
      <text:p text:style-name="P16"/>
      <text:p text:style-name="P18"/>
      <text:h text:style-name="P82" text:outline-level="2">Trading algoritmico:</text:h>
      <text:p text:style-name="P53"/>
      <text:p text:style-name="P53">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
      <text:p text:style-name="P53">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4">(</text:span><text:a xlink:type="simple" xlink:href="https://www.hobbiecode.com/trading-algoritmico/" text:style-name="Internet_20_link" text:visited-style-name="Visited_20_Internet_20_Link"><text:span text:style-name="T24">https://www.hobbiecode.com/trading-algoritmico/</text:span></text:a><text:span text:style-name="T24">)</text:span></text:p>
      <text:p text:style-name="P56"/>
      <text:p text:style-name="P56"><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6"/>
      <text:p text:style-name="P56"><text:span text:style-name="T11">Análisis técnico</text:span> → sin importar las noticias, se fija mucho más en el precio y su movimiento. Aquí entraría el trading algoritmico. Medias móviles, cálculos matemáticos… → zonas de probabilidad estadística</text:p>
      <text:p text:style-name="P56"/>
      <text:p text:style-name="P56">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6"/>
      <text:p text:style-name="P56"><draw:frame draw:style-name="fr3" draw:name="Imagen1" text:anchor-type="char" svg:width="17cm" svg:height="8.102cm" draw:z-index="0"><draw:image xlink:href="Pictures/10000000000003000000016EB00921610B853EC0.png" xlink:type="simple" xlink:show="embed" xlink:actuate="onLoad" draw:mime-type="image/png"/></draw:frame></text:p>
      <text:p text:style-name="P56"/>
      <text:p text:style-name="P53">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3"/>
      <text:p text:style-name="P53"/>
      <text:p text:style-name="P53"/>
      <text:p text:style-name="P53"/>
      <text:p text:style-name="P53"/>
      <text:p text:style-name="P53"><text:soft-page-break/></text:p>
      <text:p text:style-name="P53"/>
      <text:p text:style-name="P53"/>
      <text:p text:style-name="P6">NOS FIJAMOS EN EL TRADING O ANALISIS TECNICO PARA DAR LUGAR AL TRADING ALGORITMICO</text:p>
      <text:p text:style-name="P53"/>
      <text:p text:style-name="P48"><text:span text:style-name="T25">E</text:span>l trading algorítmico es la automatización de un sistema de trading.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53"/>
      <text:p text:style-name="P53">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0"/>
      <text:p text:style-name="P55"><text:span text:style-name="T25">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5">Ventajas de la práctica del trading algoritmico:</text:span></text:p>
      <text:p text:style-name="P55"/>
      <text:p text:style-name="P55"><text:a xlink:type="simple" xlink:href="https://www.hobbiecode.com/trading-algoritmico/" text:style-name="Internet_20_link" text:visited-style-name="Visited_20_Internet_20_Link">https://www.hobbiecode.com/trading-algoritmico/</text:a> </text:p>
      <text:p text:style-name="P55"/>
      <text:list xml:id="list3454335083" text:style-name="L3">
        <text:list-item>
          <text:p text:style-name="P98"><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5"/>
      <text:list xml:id="list113314467815082" text:continue-numbering="true" text:style-name="L3">
        <text:list-item>
          <text:p text:style-name="P98"><text:span text:style-name="T5">Está siempre conectado al mercado.</text:span><text:span text:style-name="T23"> </text:span><text:span text:style-name="T25">Capacidad de incluir el programa/algoritmo en un servidor, de manera que no depende de la conexión y tiempo de la persona que lo usa.</text:span></text:p>
        </text:list-item>
      </text:list>
      <text:p text:style-name="P55"/>
      <text:list xml:id="list113313727880663" text:continue-numbering="true" text:style-name="L3">
        <text:list-item>
          <text:p text:style-name="P98"><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55"/>
      <text:list xml:id="list113314523699492" text:continue-numbering="true" text:style-name="L3">
        <text:list-item>
          <text:p text:style-name="P98"><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55"/>
      <text:list xml:id="list113315264437309" text:continue-numbering="true" text:style-name="L3">
        <text:list-item>
          <text:p text:style-name="P98"><text:span text:style-name="T5">Trading de alta frecuencia</text:span><text:span text:style-name="T23">. </text:span><text:span text:style-name="T25">E</text:span><text:span text:style-name="T23">strategia que utilizan los grandes inversores (bancos, instituciones, etc.). </text:span><text:span text:style-name="T25">Ejecución de operaciones rápidas para poder rentabilizar el movimiento de capital al máximo. </text:span><text:span text:style-name="T12">(profundizar…..)</text:span></text:p>
        </text:list-item>
      </text:list>
      <text:p text:style-name="P50"/>
      <text:p text:style-name="P50"/>
      <text:p text:style-name="P57">Desventajas del trading algoritmico:</text:p>
      <text:p text:style-name="P57"/>
      <text:list xml:id="list257542738" text:style-name="L4">
        <text:list-item>
          <text:p text:style-name="P99"><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7"/>
      <text:list xml:id="list113314222924473" text:continue-numbering="true" text:style-name="L4">
        <text:list-item>
          <text:p text:style-name="P99"><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3">o resistencias los identificas a “ojo” y los pintas. Es complejo realizar un robot que te identifique estos patrones comparado con lo sencillo que es identificarlo a simple vista.</text:span></text:p>
          <text:p text:style-name="P100">En otras palabras, dificultad para identificar <text:span text:style-name="T10">patrones</text:span>.</text:p>
        </text:list-item>
      </text:list>
      <text:p text:style-name="P50"/>
      <text:p text:style-name="P58">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58"/>
      <text:p text:style-name="P58">Metatrader 5, integracion python: <text:a xlink:type="simple" xlink:href="https://www.mql5.com/es/docs/integration/python_metatrader5" text:style-name="Internet_20_link" text:visited-style-name="Visited_20_Internet_20_Link">https://www.mql5.com/es/docs/integration/python_metatrader5</text:a></text:p>
      <text:p text:style-name="P58"/>
      <text:p text:style-name="P59">Dos formaas de integrarlo: <text:a xlink:type="simple" xlink:href="https://www.mql5.com/es/articles/5691" text:style-name="Internet_20_link" text:visited-style-name="Visited_20_Internet_20_Link">https://www.mql5.com/es/articles/5691</text:a> </text:p>
      <text:p text:style-name="P59"/>
      <text:p text:style-name="P59">- <text:span text:style-name="T3">MetaTrader 5 Python API:</text:span> integración directa con Metatrader5, más fácil. No disponible en ubuntu.</text:p>
      <text:p text:style-name="P59"/>
      <text:p text:style-name="P59"><text:span text:style-name="T3">- Integracion de MQL5 y Python:</text:span> <text:s/><text:span text:style-name="T26">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1" draw:name="Imagen3" text:anchor-type="char" svg:x="8.745cm" svg:y="2.314cm" svg:width="9.43cm" svg:height="7.684cm" draw:z-index="2"><draw:image xlink:href="Pictures/1000000000000272000001FE7EA08A8E46970676.png" xlink:type="simple" xlink:show="embed" xlink:actuate="onLoad" draw:mime-type="image/png"/></draw:frame><draw:frame draw:style-name="fr1" draw:name="Imagen2" text:anchor-type="char" svg:x="-0.764cm" svg:y="2.993cm" svg:width="9.465cm" svg:height="5.595cm" draw:z-index="1"><draw:image xlink:href="Pictures/1000000000000272000001725FFA5395FF9BFAD1.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SEGUIR POR AQUI, CONECTAR ESTO A UN SOCKE<text:span text:style-name="T27">T</text:span>, EN UN FUTURO PARA LA APLICACION PRINCIPAL, LLEVARME ESTO A DJANGO.</text:p>
      <text:p text:style-name="P59"/>
      <text:p text:style-name="P59"><text:a xlink:type="simple" xlink:href="https://www.mql5.com/es/articles/5691" text:style-name="Internet_20_link" text:visited-style-name="Visited_20_Internet_20_Link">https://www.mql5.com/es/articles/5691</text:a></text:p>
      <text:p text:style-name="P59"><text:a xlink:type="simple" xlink:href="https://packaging.python.org/tutorials/installing-packages/" text:style-name="Internet_20_link" text:visited-style-name="Visited_20_Internet_20_Link">https://packaging.python.org/tutorials/installing-packages/</text:a></text:p>
      <text:p text:style-name="P59"/>
      <text:p text:style-name="P61">MetaTrader5 SOLO EN WINDOWS, PASAR A WINDOWS</text:p>
      <text:p text:style-name="P62">Cosas para windows:</text:p>
      <text:p text:style-name="P62">-PyCharm</text:p>
      <text:p text:style-name="P62">-<text:span text:style-name="T28">Docker</text:span></text:p>
      <text:p text:style-name="P62">-<text:span text:style-name="T28">GitHub Desktop</text:span></text:p>
      <text:p text:style-name="P62">-<text:span text:style-name="T28">Python</text:span></text:p>
      <text:p text:style-name="P62">-<text:span text:style-name="T28">Deps de Python</text:span></text:p>
      <text:p text:style-name="P62"/>
      <text:p text:style-name="P62"/>
      <text:p text:style-name="P62"/>
      <text:p text:style-name="P62"><text:soft-page-break/></text:p>
      <text:p text:style-name="P62"/>
      <text:p text:style-name="P81"><text:a xlink:type="simple" xlink:href="https://www.mql5.com/en/docs/integration/python_metatrader5" text:style-name="Internet_20_link" text:visited-style-name="Visited_20_Internet_20_Link">https://www.mql5.com/en/docs/integration/python_metatrader5</text:a></text:p>
      <text:p text:style-name="P81"/>
      <text:p text:style-name="P81">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2"/>
      <text:p text:style-name="P66">Con un script inicial como este:</text:p>
      <text:p text:style-name="P66"/>
      <text:p text:style-name="P80"><text:span text:style-name="T29">import </text:span><text:span text:style-name="T30">MetaTrader5 </text:span><text:span text:style-name="T29">as </text:span><text:span text:style-name="T30">mt5</text:span><text:line-break/><text:line-break/><text:span text:style-name="T31"># Documentacion del modulo:</text:span><text:line-break/><text:span text:style-name="T31"># https://pypi.org/project/MetaTrader5/#description</text:span><text:line-break/><text:span text:style-name="T31"># https://www.mql5.com/en/docs/integration/python_metatrader5</text:span><text:line-break/><text:line-break/><text:line-break/><text:span text:style-name="T31"># Conectarse a MetaTrader5</text:span><text:line-break/><text:span text:style-name="T29">if not </text:span><text:span text:style-name="T30">mt5.initialize():</text:span><text:line-break/><text:span text:style-name="T30"> <text:s text:c="3"/></text:span><text:span text:style-name="T32">print</text:span><text:span text:style-name="T30">(</text:span><text:span text:style-name="T33">"initialize() failed"</text:span><text:span text:style-name="T30">)</text:span><text:line-break/><text:span text:style-name="T30"> <text:s text:c="3"/>mt5.shutdown()</text:span><text:line-break/><text:line-break/><text:span text:style-name="T31"># request connection status and parameters</text:span><text:line-break/><text:span text:style-name="T32">print</text:span><text:span text:style-name="T30">(mt5.terminal_info())</text:span><text:line-break/><text:line-break/><text:span text:style-name="T31"># get data on MetaTrader 5 version</text:span><text:line-break/><text:span text:style-name="T32">print</text:span><text:span text:style-name="T30">(mt5.version())</text:span></text:p>
      <text:p text:style-name="P66"/>
      <text:p text:style-name="P66">Nos conectamos a metatrader5. Mas documentacion y links en el script (metatrader_bot.py)</text:p>
      <text:p text:style-name="P66"><text:a xlink:type="simple" xlink:href="https://www.mql5.com/en/docs/integration/python_metatrader5" text:style-name="Internet_20_link" text:visited-style-name="Visited_20_Internet_20_Link">https://www.mql5.com/en/docs/integration/python_metatrader5</text:a></text:p>
      <text:p text:style-name="P66"/>
      <text:p text:style-name="P67">Mas docu de llamadas importantes de MT5:</text:p>
      <text:p text:style-name="P67"/>
      <text:p text:style-name="P63">positions_get</text:p>
      <text:p text:style-name="P67">Obtiene las posiciones abiertas con posibilidad de filtrado según un símbolo o ticket. Existen 3 variantes de llamada.</text:p>
      <text:p text:style-name="P67"><text:a xlink:type="simple" xlink:href="https://www.mql5.com/es/docs/integration/python_metatrader5/mt5positionsget_py" text:style-name="Internet_20_link" text:visited-style-name="Visited_20_Internet_20_Link">https://www.mql5.com/es/docs/integration/python_metatrader5/mt5positionsget_py</text:a></text:p>
      <text:p text:style-name="P67"/>
      <text:p text:style-name="P64">positions_total</text:p>
      <text:p text:style-name="P66">Obtiene el número de posiciones abiertas.</text:p>
      <text:p text:style-name="P66"><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6"/>
      <text:p text:style-name="P63">copy_ticks</text:p>
      <text:p text:style-name="P67"><text:a xlink:type="simple" xlink:href="https://www.mql5.com/es/docs/integration/python_metatrader5/mt5copyticksfrom_py" text:style-name="Internet_20_link" text:visited-style-name="Visited_20_Internet_20_Link">https://www.mql5.com/es/docs/integration/python_metatrader5/mt5copyticksfrom_py</text:a></text:p>
      <text:p text:style-name="P67"><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7"/>
      <text:p text:style-name="P63">order_send</text:p>
      <text:p text:style-name="P65">Comparar o vender, poner sl y tp</text:p>
      <text:p text:style-name="P67"><text:a xlink:type="simple" xlink:href="https://www.mql5.com/es/docs/integration/python_metatrader5/mt5ordersend_py" text:style-name="Internet_20_link" text:visited-style-name="Visited_20_Internet_20_Link">https://www.mql5.com/es/docs/integration/python_metatrader5/mt5ordersend_py</text:a></text:p>
      <text:p text:style-name="P68"><text:soft-page-break/>Con el programa basico de <text:a xlink:type="simple" xlink:href="https://www.mql5.com/en/docs/integration/python_metatrader5" text:style-name="Internet_20_link" text:visited-style-name="Visited_20_Internet_20_Link"><text:span text:style-name="T27">https://www.mql5.com/en/docs/integration/python_metatrader5</text:span></text:a></text:p>
      <text:p text:style-name="P68"/>
      <text:p text:style-name="P69">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69">(500, 2817, '01 Mar 2021')</text:p>
      <text:p text:style-name="P69"/>
      <text:p text:style-name="P69">----MOSTRANDO DATOS----</text:p>
      <text:p text:style-name="P69"/>
      <text:p text:style-name="P69">ticks( 186368 )</text:p>
      <text:p text:style-name="P69">(1614942051, 1.55382, 1.55389, 0., 0, 1614942051022, 134, 0.)</text:p>
      <text:p text:style-name="P69">(1614942051, 1.55385, 1.5539, 0., 0, 1614942051122, 134, 0.)</text:p>
      <text:p text:style-name="P69">(1614942051, 1.55381, 1.55386, 0., 0, 1614942051223, 134, 0.)</text:p>
      <text:p text:style-name="P69">(1614942051, 1.55377, 1.55383, 0., 0, 1614942051331, 134, 0.)</text:p>
      <text:p text:style-name="P69">(1614942051, 1.55375, 1.55383, 0., 0, 1614942051426, 130, 0.)</text:p>
      <text:p text:style-name="P69">(1614942051, 1.55376, 1.55383, 0., 0, 1614942051984, 130, 0.)</text:p>
      <text:p text:style-name="P69">(1614942052, 1.55377, 1.55382, 0., 0, 1614942052397, 134, 0.)</text:p>
      <text:p text:style-name="P69">(1614942052, 1.55376, 1.55382, 0., 0, 1614942052704, 130, 0.)</text:p>
      <text:p text:style-name="P69">(1614942052, 1.55377, 1.55384, 0., 0, 1614942052804, 134, 0.)</text:p>
      <text:p text:style-name="P69"/>
      <text:p text:style-name="P70"><draw:frame draw:style-name="fr2" draw:name="Imagen6" text:anchor-type="char" svg:width="11.841cm" svg:height="8.879cm" draw:z-index="5"><draw:image xlink:href="Pictures/1000020100000280000001E09A3B815CC7B2967C.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3">- El <text:span text:style-name="T3">bid</text:span> es el precio que se ofrece (el <text:span text:style-name="T3">precio de compra </text:span><text:span text:style-name="T6">(del mercado)</text:span>).</text:p>
      <text:p text:style-name="P71">Precio al que TÚ le vendes al MERCADO.</text:p>
      <text:p text:style-name="Standard"/>
      <text:p text:style-name="P73">- El <text:span text:style-name="T3">ask</text:span> es el precio que te piden (el <text:span text:style-name="T3">precio de venta </text:span><text:span text:style-name="T6">(del mercado)</text:span>).</text:p>
      <text:p text:style-name="P71">Precio al que TÚ le compras al MERCADO.</text:p>
      <text:p text:style-name="Standard"/>
      <text:p text:style-name="Standard"><text:span text:style-name="T34">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1"><text:span text:style-name="T35">Más informacion en el link : </text:span><text:a xlink:type="simple" xlink:href="https://www.novatostradingclub.com/formacion/spread-bid-ask-liquidez-brokers/" text:style-name="Internet_20_link" text:visited-style-name="Visited_20_Internet_20_Link"><text:span text:style-name="T35">https://www.novatostradingclub.com/formacion/spread-bid-ask-liquidez-brokers/</text:span></text:a><text:span text:style-name="T35"> </text:span></text:p>
      <text:p text:style-name="P75"/>
      <text:p text:style-name="P71">No importa cuántos vendedores haya, el auténtico precio de venta <text:span text:style-name="T36">(ask) </text:span>es el más bajo de todos los ofertantes.</text:p>
      <text:p text:style-name="P71"/>
      <text:p text:style-name="P71">No importa cuántos compradores haya, el único precio de compra <text:span text:style-name="T36">(bid)</text:span> a considerar es el más alto.</text:p>
      <text:p text:style-name="P71"/>
      <text:p text:style-name="P7">¿Qué es el spread? ¿Liquidez?</text:p>
      <text:p text:style-name="P71"/>
      <text:p text:style-name="P72">- El <text:span text:style-name="T3">spread</text:span> (del inglés “separación”) y también conocido en español como horquilla, es la diferencia en un momento dado entre los precios <text:span text:style-name="T3">bid</text:span> y <text:span text:style-name="T3">ask</text:span>.</text:p>
      <text:p text:style-name="P72"/>
      <text:p text:style-name="P72">El spread debe ser pequeño, <text:span text:style-name="T3">cuanto más pequeño mejor</text:span>. Ten en cuenta, que sólo por entrar en el mercado, ya estás perdiendo dinero, porque tendrás que salir a un precio peor, y la diferencia de precios es el spread.</text:p>
      <text:p text:style-name="P72"/>
      <text:p text:style-name="P72">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2"/>
      <text:p text:style-name="P72">El spread es una medida de la liquidez (a menor spread, mayor liquidez) y </text:p>
      <text:p text:style-name="P72">- <text:span text:style-name="T36">L</text:span>a <text:span text:style-name="T3">liquidez</text:span> es en la práctica, la facilidad que tienes para comprar o vender al precio que quieras.</text:p>
      <text:p text:style-name="P72"/>
      <text:p text:style-name="P72">Cuantos más participantes y más activos sean, más liquidez habrá, el spread será menor, y los precios de compra serán tan parecidos que el spread apenas tendrá impacto en tu operativa.</text:p>
      <text:p text:style-name="P72"/>
      <text:p text:style-name="P72"/>
      <text:p text:style-name="P74">BUSCAMOS ENTONCES SITUACIONES CON MUCHA LIQUIDEZ, ES DECIR, SPREAD MINIMO.</text:p>
      <text:p text:style-name="P74"/>
      <text:p text:style-name="P74">Hablando del mercado de divisas (FOREX), un spread típico en el EUR/USD es de medio pip. Esto es, que se aprecia a partir de la quinta cifra decimal en el cambio de divisa.</text:p>
      <text:p text:style-name="P74"/>
      <text:p text:style-name="P74"/>
      <text:p text:style-name="P74"><text:soft-page-break/></text:p>
      <text:p text:style-name="P74">Cuando hay <text:span text:style-name="T3">volatilidad</text:span> el precio se acelera y las velas se hacen más grandes y bruscas. Esto provoca negociaciones más impulsivas e intempestivas, lo que agranda el spread.</text:p>
      <text:p text:style-name="P74"/>
      <text:p text:style-name="P74">Este fenómeno, es especialmente crítico en la operativa intradiaria, donde el spread puede llegar a anular por completo tu ventaja competitiva en el mercado.</text:p>
      <text:p text:style-name="P74"/>
      <text:p text:style-name="P74">En Forex, que es un mercado extremadamente complejo, el spread marca la diferencia. Muchas veces (aunque no siempre) conviene dejar escapar las velas más jugosas, porque llevan asociado un spread inasumible.</text:p>
      <text:p text:style-name="P74"/>
      <text:p text:style-name="P74"/>
      <text:p text:style-name="P74">(PIP: lo vemos mas adelante.</text:p>
      <text:p text:style-name="P74"><text:a xlink:type="simple" xlink:href="https://www.novatostradingclub.com/formacion/pips-ticks-y-puntos-en-trading/" text:style-name="Internet_20_link" text:visited-style-name="Visited_20_Internet_20_Link">https://www.novatostradingclub.com/formacion/pips-ticks-y-puntos-en-trading/</text:a>)</text:p>
      <text:p text:style-name="P74"/>
      <text:p text:style-name="P74"/>
      <text:p text:style-name="P78"><text:span text:style-name="T20"><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1" draw:name="Imagen4" text:anchor-type="char" svg:x="0cm" svg:y="0.31cm" svg:width="17cm" svg:height="9.567cm" draw:z-index="3"><draw:image xlink:href="Pictures/100000000000077F00000438D23C7F824114B3A5.png" xlink:type="simple" xlink:show="embed" xlink:actuate="onLoad" draw:mime-type="image/png"/></draw:frame><draw:frame draw:style-name="fr1"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2">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4">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3">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37">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5">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79">TO DO:</text:p>
      <text:p text:style-name="P52"/>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38">(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6"># Saco simbolos disponibles en los que operar (mercados)</text:p>
      <text:p text:style-name="P46">simbolos = mt5.symbols_get()</text:p>
      <text:p text:style-name="P46">for simbolo in simbolos:</text:p>
      <text:p text:style-name="P46"><text:s text:c="4"/>print(f"{simbolo.path} -&gt; {simbolo.description}")</text:p>
      <text:p text:style-name="P47"/>
      <text:p text:style-name="P36">OUTPUT EN EL SCRIPT <text:span text:style-name="T39">(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0">Uso </text:span><text:span text:style-name="T41">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2">VER ESTE VIDEO </text:span>Buen video <text:a xlink:type="simple" xlink:href="https://www.youtube.com/watch?v=SEQbb8w7VTw" text:style-name="Internet_20_link" text:visited-style-name="Visited_20_Internet_20_Link">https://www.youtube.com/watch?v=SEQbb8w7VTw</text:a></text:p>
      <text:p text:style-name="P41"/>
      <text:p text:style-name="P95">Finalemente guardos los datos de mercado por hora de los ultimos dos años, en csv, en la carpeta /data</text:p>
      <text:p text:style-name="P41"/>
      <text:p text:style-name="P94">Tengo datos de <text:span text:style-name="T43">179</text:span> mercados. Ticks por hora de los ultimos dos años hasta hoy (20-21/03/2021). De algunos mercados tengo un año de datos porque no es posible sacar mas desde metatrader.</text:p>
      <text:p text:style-name="P94"/>
      <text:p text:style-name="P94">Existen en MT5 570 mercados en total, en error.txt tengo los mercados de los que no he podido obtener datos. Metatrader5 no tiene datos tan antiguos de esos mercados.</text:p>
      <text:p text:style-name="P94"/>
      <text:p text:style-name="P94"/>
      <text:h text:style-name="Heading_20_4" text:outline-level="4">Interactive brokers:</text:h>
      <text:p text:style-name="P96"/>
      <text:p text:style-name="P96"/>
      <text:p text:style-name="P77"/>
      <text:p text:style-name="P60">BIBLIOGRAFIA</text:p>
      <text:p text:style-name="P54"><text:a xlink:type="simple" xlink:href="https://admiralmarkets.com/es/education/articles/forex-indicators/teoria-dow" text:style-name="Internet_20_link" text:visited-style-name="Visited_20_Internet_20_Link"/></text:p>
      <text:p text:style-name="P54"><text:a xlink:type="simple" xlink:href="https://admiralmarkets.com/es/education/articles/forex-indicators/teoria-dow" text:style-name="Internet_20_link" text:visited-style-name="Visited_20_Internet_20_Link">https://admiralmarkets.com/es/education/articles/forex-indicators/teoria-dow</text:a></text:p>
      <text:p text:style-name="P54"/>
      <text:p text:style-name="P54"><text:a xlink:type="simple" xlink:href="https://es.wikipedia.org/wiki/Teoría_de_Dow" text:style-name="Internet_20_link" text:visited-style-name="Visited_20_Internet_20_Link">https://es.wikipedia.org/wiki/Teor%C3%ADa_de_Dow</text:a></text:p>
      <text:p text:style-name="P54"/>
      <text:p text:style-name="P54"><text:a xlink:type="simple" xlink:href="https://debitoor.es/glosario/definicion-volumen-de-negocios" text:style-name="Internet_20_link" text:visited-style-name="Visited_20_Internet_20_Link">https://debitoor.es/glosario/definicion-volumen-de-negocios</text:a></text:p>
      <text:p text:style-name="P54"/>
      <text:p text:style-name="P54"><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4"/>
      <text:p text:style-name="P51"><text:a xlink:type="simple" xlink:href="https://armagafx.com/metodo-wyckoff-leyes/" text:style-name="Internet_20_link" text:visited-style-name="Visited_20_Internet_20_Link">https://armagafx.com/metodo-wyckoff-leyes/</text:a></text:p>
      <text:p text:style-name="P51"/>
      <text:p text:style-name="P51"><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1"/>
      <text:p text:style-name="P51"><text:a xlink:type="simple" xlink:href="https://www.ig.com/es/plataformas-trading/trading-algoritmico" text:style-name="Internet_20_link" text:visited-style-name="Visited_20_Internet_20_Link">https://www.ig.com/es/plataformas-trading/trading-algoritmico</text:a></text:p>
      <text:p text:style-name="P51"/>
      <text:p text:style-name="P51"><text:a xlink:type="simple" xlink:href="https://www.hobbiecode.com/trading-algoritmico/" text:style-name="Internet_20_link" text:visited-style-name="Visited_20_Internet_20_Link">https://www.hobbiecode.com/trading-algoritmico/</text:a></text:p>
      <text:p text:style-name="P51"/>
      <text:p text:style-name="P51"><text:a xlink:type="simple" xlink:href="https://www.mql5.com/es/articles/5691" text:style-name="Internet_20_link" text:visited-style-name="Visited_20_Internet_20_Link">https://www.mql5.com/es/articles/5691</text:a></text:p>
      <text:p text:style-name="P51"/>
      <text:p text:style-name="P51"><text:a xlink:type="simple" xlink:href="https://www.mql5.com/en/docs/integration/python_metatrader5" text:style-name="Internet_20_link" text:visited-style-name="Visited_20_Internet_20_Link">https://www.mql5.com/en/docs/integration/python_metatrader5</text:a></text:p>
      <text:p text:style-name="P51"/>
      <text:p text:style-name="P51"><text:a xlink:type="simple" xlink:href="https://docs.djangoproject.com/en/3.1/intro/tutorial01/" text:style-name="Internet_20_link" text:visited-style-name="Visited_20_Internet_20_Link">https://docs.djangoproject.com/en/3.1/intro/tutorial01/</text:a></text:p>
      <text:p text:style-name="P51"/>
      <text:p text:style-name="P51"><text:a xlink:type="simple" xlink:href="https://www.novatostradingclub.com/formacion/spread-bid-ask-liquidez-brokers/" text:style-name="Internet_20_link" text:visited-style-name="Visited_20_Internet_20_Link">https://www.novatostradingclub.com/formacion/spread-bid-ask-liquidez-brokers/</text:a></text:p>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3-21T11:33:13.534000000</dc:date>
    <meta:editing-duration>PT12H48M12S</meta:editing-duration>
    <meta:editing-cycles>44</meta:editing-cycles>
    <meta:document-statistic meta:table-count="0" meta:image-count="6" meta:object-count="0" meta:page-count="16" meta:paragraph-count="233" meta:word-count="3178" meta:character-count="22948" meta:non-whitespace-character-count="19951"/>
  </office:meta>
</office:document-meta>
</file>